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text-position="" style:font-name="San Francisco Display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text-position="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text-position="" style:font-name="San Francisco Display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text-position="" style:font-name="San Francisco Display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text-position="" style:font-name="San Francisco Display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text-position="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text-position="" style:font-name="San Francisco Displa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9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9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5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5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1" table:number-columns-repeated="969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3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4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7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8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9"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0"/>
        </table:table-row>
        <table:table-row table:style-name="ro5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3"/>
        </table:table-row>
        <table:table-row table:style-name="ro6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7"/>
        </table:table-row>
        <table:table-row table:style-name="ro6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5" office:value-type="string" calcext:value-type="string">
            <text:p><text:s/>None </text:p>
          </table:table-cell>
          <table:table-cell table:style-name="ce33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string" calcext:value-type="string">
            <text:p><text:s/>0.86 (± 0.05) </text:p>
          </table:table-cell>
          <table:table-cell table:style-name="ce33" office:value-type="string" calcext:value-type="string">
            <text:p><text:s/>NA </text:p>
          </table:table-cell>
          <table:table-cell table:style-name="ce21" office:value-type="string" calcext:value-type="string">
            <text:p><text:s/>0.63 (± 0.11) </text:p>
          </table:table-cell>
          <table:table-cell table:style-name="ce25" office:value-type="string" calcext:value-type="string">
            <text:p><text:s/>0.63 (± 0.23) </text:p>
          </table:table-cell>
          <table:table-cell table:style-name="ce21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<text:s/>None </text:p>
          </table:table-cell>
          <table:table-cell table:style-name="ce33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61 (± 0.06) 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1" office:value-type="boolean" office:boolean-value="6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0"/>
        </table:table-row>
        <table:table-row table:style-name="ro6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7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66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4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42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43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 text:c="2"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style-name="ce31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39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0" table:formula="of:=FALSE()" office:value-type="boolean" office:boolean-value="false" calcext:value-type="boolean">
            <text:p>FALSE</text:p>
          </table:table-cell>
          <table:table-cell table:style-name="ce40" table:formula="of:=TRUE()" office:value-type="boolean" office:boolean-value="true" calcext:value-type="boolean">
            <text:p>TRUE</text:p>
          </table:table-cell>
          <table:table-cell table:style-name="ce40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3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table:number-columns-repeated="97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36" office:value-type="float" office:value="0.5" calcext:value-type="float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8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19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55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1" office:value-type="boolean" office:boolean-value="2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2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3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1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4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office:value-type="string" calcext:value-type="string">
            <text:p><text:s/>0.57 (± 0.06) </text:p>
          </table:table-cell>
          <table:table-cell table:style-name="ce21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0"/>
        </table:table-row>
        <table:table-row table:style-name="ro10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1" office:value-type="boolean" office:boolean-value="5" calcext:value-type="boolean">
            <text:p>TRU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25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string" calcext:value-type="string">
            <text:p><text:s/>0.53 (± 0.04) </text:p>
          </table:table-cell>
          <table:table-cell table:style-name="ce21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5"/>
        </table:table-row>
        <table:table-row table:style-name="ro3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6" table:number-columns-repeated="3"/>
          <table:table-cell table:style-name="ce52" table:number-columns-repeated="24"/>
          <table:table-cell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3"/>
          <table:table-cell table:style-name="ce10" table:number-columns-repeated="968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6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table:number-columns-repeated="11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table:number-columns-repeated="5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5"/>
          <table:table-cell table:style-name="ce48" table:number-columns-repeated="95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8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4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table:number-columns-repeated="9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7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2"/>
          <table:table-cell table:style-name="ce48" table:number-columns-repeated="2"/>
          <table:table-cell table:number-columns-repeated="955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10"/>
          <table:table-cell table:style-name="ce48" table:number-columns-repeated="2"/>
          <table:table-cell table:number-columns-repeated="955"/>
        </table:table-row>
        <table:table-row table:style-name="ro11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7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3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7" calcext:value-type="float">
            <text:p>67</text:p>
          </table:table-cell>
          <table:table-cell table:style-name="ce50" table:number-columns-repeated="966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6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2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table:number-columns-repeated="970"/>
        </table:table-row>
        <table:table-row table:style-name="ro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table:number-columns-repeated="961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1" office:value-type="boolean" office:boolean-value="false" calcext:value-type="boolean">
            <text:p>FALS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1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16, 32] </text:p>
          </table:table-cell>
          <table:table-cell table:style-name="ce14" office:value-type="string" calcext:value-type="string">
            <text:p><text:s/>[16, 4] </text:p>
          </table:table-cell>
          <table:table-cell table:style-name="ce14" office:value-type="string" calcext:value-type="string">
            <text:p><text:s/>[32, 128] 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string" calcext:value-type="string">
            <text:p><text:s/>[4, 16] </text:p>
          </table:table-cell>
          <table:table-cell table:style-name="ce31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4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4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4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8" office:value-type="string" calcext:value-type="string">
            <text:p><text:s/>False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8" office:value-type="string" calcext:value-type="string">
            <text:p><text:s/>False </text:p>
          </table:table-cell>
          <table:table-cell table:style-name="ce28" office:value-type="string" calcext:value-type="string">
            <text:p><text:s/>True </text:p>
          </table:table-cell>
          <table:table-cell table:number-columns-repeated="2" table:style-name="ce28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<text:s/>TRUE </text:p>
          </table:table-cell>
          <table:table-cell table:style-name="ce28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 table:number-rows-repeated="2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9"/>
          <table:table-cell table:number-columns-repeated="7"/>
          <table:table-cell table:style-name="ce3" table:number-columns-repeated="14"/>
          <table:table-cell table:number-columns-repeated="992"/>
        </table:table-row>
        <table:table-row table:style-name="ro13" table:number-rows-repeated="880">
          <table:table-cell table:style-name="ce3" table:number-columns-repeated="2"/>
          <table:table-cell table:style-name="ce12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2"/>
          <table:table-cell table:style-name="ce3" table:number-columns-repeated="21"/>
          <table:table-cell table:number-columns-repeated="992"/>
        </table:table-row>
        <table:table-row table:style-name="ro14" table:number-rows-repeated="1047500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6:02:17.236779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7T14:21:51.141414685</dc:date>
    <meta:editing-duration>P3DT18H26M2S</meta:editing-duration>
    <meta:editing-cycles>189</meta:editing-cycles>
    <meta:document-statistic meta:table-count="1" meta:cell-count="9694" meta:object-count="0"/>
  </office:meta>
</office:document-meta>
</file>